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Consolas1" svg:font-family="Consolas, Monaco, 'andale mono', monospace"/>
    <style:font-face style:name="Courier" svg:font-family="Courier"/>
    <style:font-face style:name="Droid Sans Mono" svg:font-family="'Droid Sans Mono', monospace, monospace, 'Droid Sans Fallback'"/>
    <style:font-face style:name="Lohit Devanagari1" svg:font-family="'Lohit Devanagari'"/>
    <style:font-face style:name="inherit" svg:font-family="inherit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fa3f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703e6" officeooo:paragraph-rsid="001703e6" style:font-weight-asian="bold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style:text-underline-style="none" fo:font-weight="normal" officeooo:rsid="001b6033" officeooo:paragraph-rsid="001b6033" style:font-weight-asian="normal" style:font-weight-complex="normal"/>
    </style:style>
    <style:style style:name="P4" style:family="paragraph" style:parent-style-name="Standard" style:list-style-name="L1">
      <style:text-properties officeooo:paragraph-rsid="0017ed18"/>
    </style:style>
    <style:style style:name="P5" style:family="paragraph" style:parent-style-name="Standard" style:list-style-name="L2">
      <style:text-properties style:text-underline-style="none" fo:font-weight="normal" officeooo:rsid="001703e6" officeooo:paragraph-rsid="001703e6" style:font-weight-asian="normal" style:font-weight-complex="normal"/>
    </style:style>
    <style:style style:name="P6" style:family="paragraph" style:parent-style-name="Standard" style:list-style-name="L2">
      <style:text-properties style:text-underline-style="none" fo:font-weight="normal" officeooo:rsid="001774f8" officeooo:paragraph-rsid="001774f8" style:font-weight-asian="normal" style:font-weight-complex="normal"/>
    </style:style>
    <style:style style:name="P7" style:family="paragraph" style:parent-style-name="Standard" style:list-style-name="L2">
      <style:text-properties style:text-underline-style="none" fo:font-weight="normal" officeooo:rsid="0017ed18" officeooo:paragraph-rsid="0017ed18" style:font-weight-asian="normal" style:font-weight-complex="normal"/>
    </style:style>
    <style:style style:name="P8" style:family="paragraph" style:parent-style-name="Standard" style:list-style-name="L2">
      <style:text-properties style:text-underline-style="none" fo:font-weight="normal" officeooo:rsid="001b6033" officeooo:paragraph-rsid="001b6033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b6033" officeooo:paragraph-rsid="001b6033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1b6033" officeooo:paragraph-rsid="001b6033" style:font-weight-asian="normal" style:font-weight-complex="normal"/>
    </style:style>
    <style:style style:name="P11" style:family="paragraph" style:parent-style-name="Standard" style:list-style-name="L2">
      <style:text-properties style:text-underline-style="none" fo:font-weight="normal" officeooo:rsid="001ce4b5" officeooo:paragraph-rsid="001ce4b5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ce4b5" officeooo:paragraph-rsid="001ce4b5" style:font-weight-asian="normal" style:font-weight-complex="normal"/>
    </style:style>
    <style:style style:name="P13" style:family="paragraph" style:parent-style-name="Standard" style:list-style-name="L2">
      <style:text-properties style:text-underline-style="none" fo:font-weight="normal" officeooo:rsid="001e8041" officeooo:paragraph-rsid="001e8041" style:font-weight-asian="normal" style:font-weight-complex="normal"/>
    </style:style>
    <style:style style:name="P14" style:family="paragraph" style:parent-style-name="Standard" style:list-style-name="L1">
      <style:text-properties officeooo:rsid="0017ed18" officeooo:paragraph-rsid="0017ed18"/>
    </style:style>
    <style:style style:name="P15" style:family="paragraph" style:parent-style-name="Standard">
      <style:text-properties officeooo:paragraph-rsid="0015fa3f"/>
    </style:style>
    <style:style style:name="T1" style:family="text">
      <style:text-properties fo:font-variant="normal" fo:text-transform="none" style:font-name="inherit" fo:font-size="9.75pt" fo:letter-spacing="normal" fo:font-style="normal" fo:background-color="transparent" loext:char-shading-value="0" loext:padding="0in" loext:border="none"/>
    </style:style>
    <style:style style:name="T2" style:family="text">
      <style:text-properties officeooo:rsid="0017ed18"/>
    </style:style>
    <style:style style:name="T3" style:family="text">
      <style:text-properties fo:color="#d4d4d4" style:font-name="Droid Sans Mono" fo:font-size="10.5pt" fo:background-color="#1e1e1e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Creating Client Side Code</text:p>
      <text:list xml:id="list3178431721" text:style-name="L1">
        <text:list-item>
          <text:p text:style-name="P4"><text:span text:style-name="T2">npx create-react-app client –template typescript</text:span></text:p>
        </text:list-item>
        <text:list-item>
          <text:p text:style-name="P14">npm install eslint –save-dev</text:p>
        </text:list-item>
        <text:list-item>
          <text:p text:style-name="P14">./node_modules/.bin/eslint --init</text:p>
        </text:list-item>
      </text:list>
      <text:p text:style-name="P1"><text:tab/><text:tab/></text:p>
      <text:p text:style-name="P2">Creating Server Side Code</text:p>
      <text:list xml:id="list3833639120" text:style-name="L2">
        <text:list-item>
          <text:p text:style-name="P5">mkdir server</text:p>
        </text:list-item>
        <text:list-item>
          <text:p text:style-name="P5">cd ./server </text:p>
        </text:list-item>
        <text:list-item>
          <text:p text:style-name="P6">npm init</text:p>
        </text:list-item>
        <text:list-item>
          <text:p text:style-name="P6">npm install –save-dev nodemon</text:p>
        </text:list-item>
        <text:list-item>
          <text:p text:style-name="P7">npm install eslint –save-dev</text:p>
        </text:list-item>
        <text:list-item>
          <text:p text:style-name="P13">npm install –save-dev typescript</text:p>
        </text:list-item>
        <text:list-item>
          <text:p text:style-name="P13"/>
        </text:list-item>
        <text:list-item>
          <text:p text:style-name="P8">npm install –save-dev ts-node-dev</text:p>
        </text:list-item>
      </text:list>
      <text:p text:style-name="P9"/>
      <text:list xml:id="list181813917142638" text:continue-numbering="true" text:style-name="L2">
        <text:list-header>
          <text:p text:style-name="P8">package.json → “scripts”: {</text:p>
          <text:list>
            <text:list-header>
              <text:p text:style-name="P8">“dev”: “ts-node-dev index.ts”</text:p>
            </text:list-header>
          </text:list>
          <text:p text:style-name="P8">}</text:p>
        </text:list-header>
        <text:list-item>
          <text:p text:style-name="P11">npm install express –save</text:p>
        </text:list-item>
        <text:list-item>
          <text:p text:style-name="P13">npm install –save-dev @types/express </text:p>
        </text:list-item>
        <text:list-item>
          <text:p text:style-name="P11">touch index.ts</text:p>
        </text:list-item>
      </text:list>
      <text:p text:style-name="P12"><text:tab/></text:p>
      <text:p text:style-name="P12"><text:tab/></text:p>
      <text:p text:style-name="P3"><text:span text:style-name="Source_20_Text"><text:span text:style-name="T1">import * as express from 'express'</text:span></text:span></text:p>
      <text:p text:style-name="P10">const app = express()</text:p>
      <text:p text:style-name="P10">const port = 8080 // default port to listen</text:p>
      <text:p text:style-name="P10"/>
      <text:p text:style-name="P10">// define a route handler for the default home page</text:p>
      <text:p text:style-name="P10">app.get( "/", ( req, res ) =&gt; {</text:p>
      <text:p text:style-name="P10"><text:s text:c="4"/>res.send( "Hello world!" )</text:p>
      <text:p text:style-name="P10">} )</text:p>
      <text:p text:style-name="P10"/>
      <text:p text:style-name="P10">// start the Express server</text:p>
      <text:p text:style-name="P10">app.listen( port, () =&gt; {</text:p>
      <text:p text:style-name="P10"><text:s text:c="4"/>console.log( `server started at http://localhost:${ port }` );</text:p>
      <text:p text:style-name="P10">} )</text:p>
      <text:p text:style-name="P10"/>
      <text:p text:style-name="P9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Consolas1" svg:font-family="Consolas, Monaco, 'andale mono', monospace"/>
    <style:font-face style:name="Courier" svg:font-family="Courier"/>
    <style:font-face style:name="Droid Sans Mono" svg:font-family="'Droid Sans Mono', monospace, monospace, 'Droid Sans Fallback'"/>
    <style:font-face style:name="Lohit Devanagari1" svg:font-family="'Lohit Devanagari'"/>
    <style:font-face style:name="inherit" svg:font-family="inherit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0T13:12:09.285931135</meta:creation-date>
    <dc:date>2022-03-11T18:18:13.000139371</dc:date>
    <meta:editing-duration>PT8H44M33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33" meta:word-count="140" meta:character-count="801" meta:non-whitespace-character-count="694"/>
  </office:meta>
</office:document-meta>
</file>